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dobe Caslon Pro Bold" svg:font-family="&quot;Adobe Caslon Pro Bold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style:font-family-generic="roman"/>
    </style:style>
    <style:style style:name="ce13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14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15" style:family="table-cell" style:parent-style-name="Mon_233_taire" style:data-style-name="N3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Mon_233_taire" style:data-style-name="N34">
      <style:table-cell-properties fo:border="thin solid #000000" style:vertical-align="middle" fo:wrap-option="wrap" style:repeat-content="false"/>
      <style:paragraph-properties fo:text-align="center"/>
    </style:style>
    <style:style style:name="ce17" style:family="table-cell" style:parent-style-name="Mon_233_taire" style:data-style-name="N3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Mon_233_taire" style:data-style-name="N34"/>
    <style:style style:name="ce19" style:family="table-cell" style:parent-style-name="Mon_233_taire" style:data-style-name="N34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Mon_233_taire" style:data-style-name="N34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1" style:family="table-cell" style:parent-style-name="Mon_233_taire" style:data-style-name="N34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</style:style>
    <style:style style:name="ce23" style:family="table-cell" style:parent-style-name="Mon_233_taire" style:data-style-name="N34">
      <style:table-cell-properties fo:border="thin solid #000000" style:vertical-align="middle" fo:wrap-option="wrap" fo:background-color="#D6DCE4" style:repeat-content="false"/>
      <style:paragraph-properties fo:text-align="center"/>
    </style:style>
    <style:style style:name="ce24" style:family="table-cell" style:parent-style-name="Mon_233_taire" style:data-style-name="N34">
      <style:table-cell-properties fo:border-top="thin solid #000000" fo:border-bottom="thin solid #000000" fo:border-left="thin solid #000000" fo:border-right="none" style:vertical-align="middle" fo:wrap-option="wrap" fo:background-color="#D6DCE4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6DCE4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1" style:family="table-cell" style:parent-style-name="Mon_233_taire" style:data-style-name="N34">
      <style:table-cell-properties fo:border="thin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/>
    <style:style style:name="ce33" style:family="table-cell" style:parent-style-name="Mon_233_taire" style:data-style-name="N34">
      <style:table-cell-properties fo:border="thin solid #000000" style:vertical-align="middle" fo:wrap-option="wrap" fo:background-color="#D6DCE4" style:repeat-content="false"/>
      <style:paragraph-properties fo:text-align="center"/>
    </style:style>
    <style:style style:name="ce34" style:family="table-cell" style:parent-style-name="Mon_233_taire" style:data-style-name="N34">
      <style:table-cell-properties fo:border-top="thin solid #000000" fo:border-bottom="thin solid #000000" fo:border-left="thin solid #000000" fo:border-right="none" style:vertical-align="middle" fo:wrap-option="wrap" fo:background-color="#D6DCE4" style:repeat-content="false"/>
      <style:paragraph-properties fo:text-align="center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</style:style>
    <style:style style:name="ce39" style:family="table-cell" style:parent-style-name="Mon_233_taire" style:data-style-name="N34">
      <style:table-cell-properties fo:border="thin solid #000000" style:vertical-align="middle" fo:wrap-option="wrap" fo:background-color="#D9E1F2" style:repeat-content="false"/>
      <style:paragraph-properties fo:text-align="center"/>
    </style:style>
    <style:style style:name="ce40" style:family="table-cell" style:parent-style-name="Mon_233_taire" style:data-style-name="N34">
      <style:table-cell-properties fo:border-top="thin solid #000000" fo:border-bottom="thin solid #000000" fo:border-left="thin solid #000000" fo:border-right="none" style:vertical-align="middle" fo:wrap-option="wrap" fo:background-color="#D9E1F2" style:repeat-content="false"/>
      <style:paragraph-properties fo:text-align="center"/>
    </style:style>
    <style:style style:name="ce41" style:family="table-cell" style:parent-style-name="Mon_233_taire" style:data-style-name="N3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dobe Caslon Pro Bold" style:font-name-asian="Adobe Caslon Pro Bold" style:font-name-complex="Adobe Caslon Pro Bold" fo:font-size="12pt" style:font-size-asian="12pt" style:font-size-complex="12pt" style:font-family-generic="roman"/>
    </style:style>
    <style:style style:name="ce42" style:family="table-cell" style:parent-style-name="Mon_233_taire" style:data-style-name="N3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Mon_233_taire" style:data-style-name="N34"/>
    <style:style style:name="ce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48" style:family="table-cell" style:parent-style-name="Mon_233_taire" style:data-style-name="N34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</style:style>
    <style:style style:name="ce51" style:family="table-cell" style:parent-style-name="Mon_233_taire" style:data-style-name="N34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Mon_233_taire" style:data-style-name="N34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Mon_233_taire" style:data-style-name="N34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Lien_32_hypertexte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automatic" fo:wrap-option="wrap"/>
    </style:style>
    <style:style style:name="ce65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/>
    </style:style>
    <style:style style:name="ce7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style:vertical-align="middle"/>
      <style:text-properties fo:color="#333333" style:font-name="Verdana" style:font-name-asian="Verdana" style:font-name-complex="Verdana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3" style:family="table-cell" style:parent-style-name="Lien_32_hypertexte" style:data-style-name="N0">
      <style:table-cell-properties fo:border="thin solid #000000" style:vertical-align="middle" fo:wrap-option="wrap" fo:background-color="#D6DCE4" style:repeat-content="false"/>
      <style:paragraph-properties fo:text-align="center"/>
      <style:text-properties fo:color="#0563C1" style:text-underline-style="solid" style:text-underline-type="single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9.12812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7.17020833333333cm"/>
    </style:style>
    <style:style style:name="co10" style:family="table-column">
      <style:table-column-properties fo:break-before="auto" style:column-width="5.37104166666667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3.91583333333333cm" style:use-optimal-column-width="true"/>
    </style:style>
    <style:style style:name="co14" style:family="table-column">
      <style:table-column-properties fo:break-before="auto" style:column-width="3.70416666666667cm" style:use-optimal-column-width="true"/>
    </style:style>
    <style:style style:name="co15" style:family="table-column">
      <style:table-column-properties fo:break-before="auto" style:column-width="3.81cm" style:use-optimal-column-width="true"/>
    </style:style>
    <style:style style:name="co16" style:family="table-column">
      <style:table-column-properties fo:break-before="auto" style:column-width="3.54541666666667cm" style:use-optimal-column-width="true"/>
    </style:style>
    <style:style style:name="co17" style:family="table-column">
      <style:table-column-properties fo:break-before="auto" style:column-width="3.94229166666667cm"/>
    </style:style>
    <style:style style:name="co18" style:family="table-column">
      <style:table-column-properties fo:break-before="auto" style:column-width="3.28083333333333cm" style:use-optimal-column-width="true"/>
    </style:style>
    <style:style style:name="co19" style:family="table-column">
      <style:table-column-properties fo:break-before="auto" style:column-width="3.33375cm" style:use-optimal-column-width="true"/>
    </style:style>
    <style:style style:name="co20" style:family="table-column">
      <style:table-column-properties fo:break-before="auto" style:column-width="3.78354166666667cm" style:use-optimal-column-width="true"/>
    </style:style>
    <style:style style:name="co21" style:family="table-column">
      <style:table-column-properties fo:break-before="auto" style:column-width="3.67770833333333cm" style:use-optimal-column-width="true"/>
    </style:style>
    <style:style style:name="co22" style:family="table-column">
      <style:table-column-properties fo:break-before="auto" style:column-width="3.62479166666667cm" style:use-optimal-column-width="true"/>
    </style:style>
    <style:style style:name="co23" style:family="table-column">
      <style:table-column-properties fo:break-before="auto" style:column-width="3.730625cm" style:use-optimal-column-width="true"/>
    </style:style>
    <style:style style:name="co24" style:family="table-column">
      <style:table-column-properties fo:break-before="auto" style:column-width="5.60916666666667cm"/>
    </style:style>
    <style:style style:name="co25" style:family="table-column">
      <style:table-column-properties fo:break-before="auto" style:column-width="3.54541666666667cm"/>
    </style:style>
    <style:style style:name="co26" style:family="table-column">
      <style:table-column-properties fo:break-before="auto" style:column-width="1.71979166666667cm"/>
    </style:style>
    <style:style style:name="co27" style:family="table-column">
      <style:table-column-properties fo:break-before="auto" style:column-width="2.38125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2.619375cm"/>
    </style:style>
    <style:style style:name="co30" style:family="table-column">
      <style:table-column-properties fo:break-before="auto" style:column-width="3.33375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5.87375cm"/>
    </style:style>
    <style:style style:name="co34" style:family="table-column">
      <style:table-column-properties fo:break-before="auto" style:column-width="4.55083333333333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64.2pt" style:use-optimal-row-height="false" fo:break-before="auto"/>
    </style:style>
    <style:style style:name="ro6" style:family="table-row">
      <style:table-row-properties style:row-height="10.2pt" style:use-optimal-row-height="false" fo:break-before="auto"/>
    </style:style>
    <style:style style:name="ro7" style:family="table-row">
      <style:table-row-properties style:row-height="28.8pt" style:use-optimal-row-height="true" fo:break-before="auto"/>
    </style:style>
    <style:style style:name="ro8" style:family="table-row">
      <style:table-row-properties style:row-height="72pt" style:use-optimal-row-height="true" fo:break-before="auto"/>
    </style:style>
    <style:style style:name="ro9" style:family="table-row">
      <style:table-row-properties style:row-height="46.2pt" style:use-optimal-row-height="false" fo:break-before="auto"/>
    </style:style>
    <style:style style:name="ro10" style:family="table-row">
      <style:table-row-properties style:row-height="18.6pt" style:use-optimal-row-height="true" fo:break-before="auto"/>
    </style:style>
    <style:style style:name="ro11" style:family="table-row">
      <style:table-row-properties style:row-height="144pt" style:use-optimal-row-height="true" fo:break-before="auto"/>
    </style:style>
    <style:style style:name="ro12" style:family="table-row">
      <style:table-row-properties style:row-height="86.4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6">
            <text:p>Composant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Fournisseur</text:p>
          </table:table-cell>
          <table:table-cell office:value-type="string" table:style-name="ce7">
            <text:p>Lien</text:p>
          </table:table-cell>
          <table:table-cell office:value-type="string" table:style-name="ce7">
            <text:p>Référence</text:p>
          </table:table-cell>
          <table:table-cell office:value-type="string" table:style-name="ce7">
            <text:p>Prix HT</text:p>
          </table:table-cell>
          <table:table-cell office:value-type="string" table:style-name="ce12">
            <text:p>Quantité requise</text:p>
          </table:table-cell>
          <table:table-cell office:value-type="string" table:style-name="ce12">
            <text:p>Quantité déjà à Bron</text:p>
          </table:table-cell>
          <table:table-cell office:value-type="string" table:style-name="ce7">
            <text:p>Quantité achetée</text:p>
          </table:table-cell>
          <table:table-cell office:value-type="string" table:style-name="ce7">
            <text:p>Réduction</text:p>
          </table:table-cell>
          <table:table-cell office:value-type="string" table:style-name="ce8">
            <text:p>Prix TTC</text:p>
          </table:table-cell>
          <table:table-cell office:value-type="string" table:style-name="ce2">
            <text:p>Nb de carte:</text:p>
          </table:table-cell>
          <table:table-cell office:value-type="float" office:value="3" table:style-name="ce2">
            <text:p>3</text:p>
          </table:table-cell>
          <table:table-cell table:number-columns-repeated="5" table:style-name="ce2"/>
          <table:table-cell table:number-columns-repeated="16366"/>
        </table:table-row>
        <table:table-row table:style-name="ro2">
          <table:table-cell office:value-type="string" table:style-name="ce78">
            <text:p>Resistance</text:p>
          </table:table-cell>
          <table:table-cell office:value-type="string" table:style-name="ce3">
            <text:p>120Ω <text:s/>R-EU_R0805</text:p>
          </table:table-cell>
          <table:table-cell table:style-name="ce78"/>
          <table:table-cell table:style-name="ce80"/>
          <table:table-cell table:style-name="ce52"/>
          <table:table-cell table:style-name="ce3"/>
          <table:table-cell office:value-type="float" office:value="9" table:formula="of:=[.M1]*3" table:style-name="ce78">
            <text:p>9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Resistance</text:p>
          </table:table-cell>
          <table:table-cell office:value-type="string" table:style-name="ce3">
            <text:p>1kΩ <text:s/>R-EU_R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Resistance</text:p>
          </table:table-cell>
          <table:table-cell office:value-type="string" table:style-name="ce3">
            <text:p>2.2kΩ <text:s/>R-EU_R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Resistance</text:p>
          </table:table-cell>
          <table:table-cell office:value-type="string" table:style-name="ce3">
            <text:p>10kΩ <text:s/>R-EU_R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6" table:formula="of:=[.M1]*2" table:style-name="ce78">
            <text:p>6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Resistance</text:p>
          </table:table-cell>
          <table:table-cell office:value-type="string" table:style-name="ce3">
            <text:p>12k<text:span text:style-name="T1">Ω <text:s/>R-EU_R0805</text:span>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Resistance</text:p>
          </table:table-cell>
          <table:table-cell office:value-type="string" table:style-name="ce3">
            <text:p>18kΩ <text:s/>R-EU_R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DIODE</text:p>
          </table:table-cell>
          <table:table-cell office:value-type="string" table:style-name="ce3">
            <text:p>1N4004 DO41-10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Condensateur</text:p>
          </table:table-cell>
          <table:table-cell office:value-type="string" table:style-name="ce3">
            <text:p>0.01µF C-EUC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Condensateur</text:p>
          </table:table-cell>
          <table:table-cell office:value-type="string" table:style-name="ce3">
            <text:p>0.1µF C-EUC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Condensateur</text:p>
          </table:table-cell>
          <table:table-cell office:value-type="string" table:style-name="ce3">
            <text:p>1µF C-EUC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Condensateur</text:p>
          </table:table-cell>
          <table:table-cell office:value-type="string" table:style-name="ce3">
            <text:p>2.2µF C-EUC0805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3">
          <table:table-cell office:value-type="string" table:style-name="ce78">
            <text:p>Condensateur</text:p>
          </table:table-cell>
          <table:table-cell office:value-type="string" table:style-name="ce3">
            <text:p>150µF C-EUC0805</text:p>
          </table:table-cell>
          <table:table-cell office:value-type="string" table:style-name="ce78">
            <text:p>Farnell</text:p>
          </table:table-cell>
          <table:table-cell office:value-type="string" table:style-name="ce3">
            <text:p>https://fr.farnell.com/panasonic/eeeftv151xap/condensateur-150-f-35v-radial/dp/1868418</text:p>
          </table:table-cell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NPN TRANSISTOR</text:p>
          </table:table-cell>
          <table:table-cell office:value-type="string" table:style-name="ce3">
            <text:p>2N2369 <text:s/>TO18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N-CHANNEL MOS FET</text:p>
          </table:table-cell>
          <table:table-cell office:value-type="string" table:style-name="ce3">
            <text:p>BSS138 <text:s/>SOT23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2">
          <table:table-cell office:value-type="string" table:style-name="ce78">
            <text:p>General purpose bipolar Timer</text:p>
          </table:table-cell>
          <table:table-cell office:value-type="string" table:style-name="ce3">
            <text:p>NE555 <text:s/>DIL-08</text:p>
          </table:table-cell>
          <table:table-cell table:number-columns-repeated="2" table:style-name="ce78"/>
          <table:table-cell table:number-columns-repeated="2" table:style-name="ce3"/>
          <table:table-cell office:value-type="float" office:value="3" table:formula="of:=[.M1]*1" table:style-name="ce78">
            <text:p>3</text:p>
          </table:table-cell>
          <table:table-cell table:number-columns-repeated="3" table:style-name="ce3"/>
          <table:table-cell table:style-name="ce5"/>
          <table:table-cell table:number-columns-repeated="7" table:style-name="ce2"/>
          <table:table-cell table:number-columns-repeated="16366"/>
        </table:table-row>
        <table:table-row table:style-name="ro4">
          <table:table-cell office:value-type="string" table:style-name="ce79">
            <text:p>INVERTER Gate</text:p>
          </table:table-cell>
          <table:table-cell office:value-type="string" table:style-name="ce10">
            <text:p>TC4S584F _ 74AHC1G04DBV SOT23-5</text:p>
          </table:table-cell>
          <table:table-cell table:number-columns-repeated="2" table:style-name="ce79"/>
          <table:table-cell table:number-columns-repeated="2" table:style-name="ce10"/>
          <table:table-cell office:value-type="float" office:value="6" table:formula="of:=[.M1]*2" table:style-name="ce79">
            <text:p>6</text:p>
          </table:table-cell>
          <table:table-cell table:number-columns-repeated="3" table:style-name="ce10"/>
          <table:table-cell table:style-name="ce11"/>
          <table:table-cell table:number-columns-repeated="7" table:style-name="ce2"/>
          <table:table-cell table:number-columns-repeated="16366"/>
        </table:table-row>
        <table:table-row table:number-rows-repeated="9" table:style-name="ro2">
          <table:table-cell table:number-columns-repeated="11" table:style-name="ce53"/>
          <table:table-cell table:number-columns-repeated="7" table:style-name="ce2"/>
          <table:table-cell table:number-columns-repeated="16366"/>
        </table:table-row>
        <table:table-row table:style-name="ro2">
          <table:table-cell table:number-columns-repeated="11" table:style-name="ce53"/>
          <table:table-cell table:number-columns-repeated="6" table:style-name="ce2"/>
          <table:table-cell table:number-columns-repeated="16367" table:style-name="ce1"/>
        </table:table-row>
        <table:table-row table:number-rows-repeated="5" table:style-name="ro2">
          <table:table-cell table:number-columns-repeated="17" table:style-name="ce2"/>
          <table:table-cell table:number-columns-repeated="16367" table:style-name="ce1"/>
        </table:table-row>
        <table:table-row table:number-rows-repeated="3" table:style-name="ro2">
          <table:table-cell table:number-columns-repeated="17" table:style-name="ce2"/>
          <table:table-cell table:number-columns-repeated="16367"/>
        </table:table-row>
        <table:table-row table:number-rows-repeated="1048541" table:style-name="ro2">
          <table:table-cell table:number-columns-repeated="16384"/>
        </table:table-row>
      </table:table>
      <table:table table:name="Carte_avant" table:style-name="ta1">
        <table:table-column table:style-name="co4" table:number-columns-repeated="3" table:default-cell-style-name="ce1"/>
        <table:table-column table:style-name="co4" table:default-cell-style-name="ce32"/>
        <table:table-column table:style-name="co6" table:default-cell-style-name="ce32"/>
        <table:table-column table:style-name="co4" table:default-cell-style-name="ce43"/>
        <table:table-column table:style-name="co4" table:number-columns-repeated="4" table:default-cell-style-name="ce1"/>
        <table:table-column table:style-name="co4" table:default-cell-style-name="ce18"/>
        <table:table-column table:style-name="co5" table:default-cell-style-name="ce1"/>
        <table:table-column table:style-name="co7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6">
            <text:p>Composant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Fournisseur</text:p>
          </table:table-cell>
          <table:table-cell office:value-type="string" table:style-name="ce12">
            <text:p>Référence</text:p>
          </table:table-cell>
          <table:table-cell office:value-type="string" table:style-name="ce12">
            <text:p>Lien</text:p>
          </table:table-cell>
          <table:table-cell office:value-type="string" table:style-name="ce41">
            <text:p>Prix HT</text:p>
          </table:table-cell>
          <table:table-cell office:value-type="string" table:style-name="ce12">
            <text:p>Quantité requise</text:p>
          </table:table-cell>
          <table:table-cell office:value-type="string" table:style-name="ce12">
            <text:p>Quantité déjà à Bron</text:p>
          </table:table-cell>
          <table:table-cell office:value-type="string" table:style-name="ce7">
            <text:p>Quantité achetée</text:p>
          </table:table-cell>
          <table:table-cell office:value-type="string" table:style-name="ce7">
            <text:p>Réduction</text:p>
          </table:table-cell>
          <table:table-cell office:value-type="string" table:style-name="ce19">
            <text:p>Prix TTC</text:p>
          </table:table-cell>
          <table:table-cell table:style-name="ce1"/>
          <table:table-cell office:value-type="string" table:style-name="ce1">
            <text:p>Nombre de Carte: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5">
          <table:table-cell office:value-type="string" table:style-name="ce4">
            <text:p>Boite</text:p>
          </table:table-cell>
          <table:table-cell office:value-type="string" table:style-name="ce3">
            <text:p>Boite de carte arrière: 80x82x55mm, IP65</text:p>
          </table:table-cell>
          <table:table-cell office:value-type="string" table:style-name="ce3">
            <text:p>Farnell</text:p>
          </table:table-cell>
          <table:table-cell office:value-type="float" office:value="1217454" table:style-name="ce27">
            <text:p>1217454</text:p>
          </table:table-cell>
          <table:table-cell office:value-type="string" table:style-name="ce29">
            <text:p><text:a xlink:href="https://fr.farnell.com/bopla/02210000/revetement-plastique-euromas/dp/1217454">https://fr.farnell.com/bopla/02210000/revetement-plastique-euromas/dp/1217454</text:a></text:p>
          </table:table-cell>
          <table:table-cell office:value-type="currency" office:value="19.989999999999998" table:style-name="ce31">
            <text:p><text:s/>19,99 €<text:s/></text:p>
          </table:table-cell>
          <table:table-cell office:value-type="float" office:value="3" table:formula="of:=1*[.N1]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currency" office:value="0" table:formula="of:=[Carte_avant.$F2]*1.2*[Carte_avant.$I2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6">
          <table:table-cell table:style-name="ce4"/>
          <table:table-cell table:style-name="ce3"/>
          <table:table-cell office:value-type="string" table:style-name="ce3">
            <text:p>Farnell</text:p>
          </table:table-cell>
          <table:table-cell table:style-name="ce46"/>
          <table:table-cell table:style-name="ce29"/>
          <table:table-cell table:style-name="ce48"/>
          <table:table-cell table:style-name="ce4"/>
          <table:table-cell table:number-columns-repeated="3" table:style-name="ce3"/>
          <table:table-cell office:value-type="currency" office:value="0" table:formula="of:=[Carte_avant.$F3]*1.2*[Carte_avant.$I3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25">
            <text:p>Résistance</text:p>
          </table:table-cell>
          <table:table-cell office:value-type="string" table:style-name="ce45">
            <text:p>120Ω, cms, package R0805</text:p>
          </table:table-cell>
          <table:table-cell office:value-type="string" table:style-name="ce3">
            <text:p>Farnell</text:p>
          </table:table-cell>
          <table:table-cell office:value-type="float" office:value="9333819" table:style-name="ce81">
            <text:p>9333819</text:p>
          </table:table-cell>
          <table:table-cell office:value-type="string" table:style-name="ce83">
            <text:p><text:a xlink:href="https://fr.farnell.com/multicomp/mc01w08055120r/res-couche-epaisse-120r-5-0-1w/dp/9333819">https://fr.farnell.com/multicomp/mc01w08055120r/res-couche-epaisse-120r-5-0-1w/dp/9333819</text:a></text:p>
          </table:table-cell>
          <table:table-cell office:value-type="string" table:style-name="ce23">
            <text:p>0,057 les 10</text:p>
          </table:table-cell>
          <table:table-cell office:value-type="float" office:value="3" table:formula="of:=1*[.N1]" table:style-name="ce22">
            <text:p>3</text:p>
          </table:table-cell>
          <table:table-cell table:number-columns-repeated="3" table:style-name="ce22"/>
          <table:table-cell office:value-type="currency" office:value="0" table:formula="of:=[Carte_avant.$F4]*1.2*[Carte_avant.$I4]" table:style-name="ce24">
            <text:p><text:s/>#VALEUR!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44">
            <text:p>330Ω, cms, package R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5]*1.2*[Carte_avant.$I5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44">
            <text:p>1kΩ, cms, package R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6]*1.2*[Carte_avant.$I6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2.2kΩ, cms, package R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7]*1.2*[Carte_avant.$I7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10kΩ, cms, package R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18" table:formula="of:=6*[.N1]" table:style-name="ce3">
            <text:p>18</text:p>
          </table:table-cell>
          <table:table-cell table:number-columns-repeated="3" table:style-name="ce3"/>
          <table:table-cell office:value-type="currency" office:value="0" table:formula="of:=[Carte_avant.$F8]*1.2*[Carte_avant.$I8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100kΩ, cms, package R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9]*1.2*[Carte_avant.$I9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25">
            <text:p>Condensateur</text:p>
          </table:table-cell>
          <table:table-cell office:value-type="string" table:style-name="ce22">
            <text:p>27pF, cms, package C0805</text:p>
          </table:table-cell>
          <table:table-cell table:style-name="ce22"/>
          <table:table-cell table:number-columns-repeated="2" table:style-name="ce28"/>
          <table:table-cell table:style-name="ce33"/>
          <table:table-cell office:value-type="float" office:value="12" table:formula="of:=4*[.N1]" table:style-name="ce22">
            <text:p>12</text:p>
          </table:table-cell>
          <table:table-cell table:number-columns-repeated="3" table:style-name="ce22"/>
          <table:table-cell office:value-type="currency" office:value="0" table:formula="of:=[Carte_avant.$F10]*1.2*[Carte_avant.$I10]" table:style-name="ce24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00nF, cms, package C0603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11]*1.2*[Carte_avant.$I11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0,1µF, cms, package C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12]*1.2*[Carte_avant.$I12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µF, cms, package C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13]*1.2*[Carte_avant.$I13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0µF, cms, package C0805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14]*1.2*[Carte_avant.$I14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000µF, cms, package E25-10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15]*1.2*[Carte_avant.$I15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25">
            <text:p>Pins connecteur Blanc</text:p>
          </table:table-cell>
          <table:table-cell office:value-type="string" table:style-name="ce22">
            <text:p>Connecteur 2 entrées, package 6410-02</text:p>
          </table:table-cell>
          <table:table-cell table:style-name="ce22"/>
          <table:table-cell table:number-columns-repeated="2" table:style-name="ce28"/>
          <table:table-cell table:style-name="ce33"/>
          <table:table-cell office:value-type="float" office:value="9" table:formula="of:=3*[.N1]" table:style-name="ce22">
            <text:p>9</text:p>
          </table:table-cell>
          <table:table-cell table:number-columns-repeated="3" table:style-name="ce22"/>
          <table:table-cell office:value-type="currency" office:value="0" table:formula="of:=[Carte_avant.$F16]*1.2*[Carte_avant.$I16]" table:style-name="ce24">
            <text:p><text:s/>- <text:s text:c="2"/>€<text:s/>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4">
            <text:p>Pins connecteur Blanc</text:p>
          </table:table-cell>
          <table:table-cell office:value-type="string" table:style-name="ce3">
            <text:p>Connecteur 9 entrées, package 6410-09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17]*1.2*[Carte_avant.$I17]" table:style-name="ce20">
            <text:p><text:s/>- <text:s text:c="2"/>€<text:s/>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USB Connecteur boîte</text:p>
          </table:table-cell>
          <table:table-cell table:style-name="ce3"/>
          <table:table-cell office:value-type="string" table:style-name="ce3">
            <text:p>Farnell</text:p>
          </table:table-cell>
          <table:table-cell table:style-name="ce46"/>
          <table:table-cell office:value-type="string" table:style-name="ce13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48"/>
          <table:table-cell office:value-type="float" office:value="1" table:style-name="ce4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currency" office:value="0" table:formula="of:=[Carte_avant.$F18]*1.2*[Carte_avant.$I18]" table:style-name="ce20">
            <text:p><text:s/>- <text:s text:c="2"/>€<text:s/>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Transistor MOSFET<text:s/></text:p>
          </table:table-cell>
          <table:table-cell office:value-type="string" table:style-name="ce22">
            <text:p>BSS138 N-channel MOSFET, package SOT23</text:p>
          </table:table-cell>
          <table:table-cell table:style-name="ce22"/>
          <table:table-cell table:number-columns-repeated="2" table:style-name="ce28"/>
          <table:table-cell table:style-name="ce33"/>
          <table:table-cell office:value-type="float" office:value="12" table:formula="of:=4*[.N1]" table:style-name="ce22">
            <text:p>12</text:p>
          </table:table-cell>
          <table:table-cell table:number-columns-repeated="3" table:style-name="ce22"/>
          <table:table-cell office:value-type="currency" office:value="0" table:formula="of:=[Carte_avant.$F19]*1.2*[Carte_avant.$I19]" table:style-name="ce24">
            <text:p><text:s/>- <text:s text:c="2"/>€<text:s/>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Jumper</text:p>
          </table:table-cell>
          <table:table-cell office:value-type="string" table:style-name="ce3">
            <text:p>package JP2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20]*1.2*[Carte_avant.$I20]" table:style-name="ce20">
            <text:p><text:s/>- <text:s text:c="2"/>€<text:s/></text:p>
          </table:table-cell>
          <table:table-cell table:number-columns-repeated="16373"/>
        </table:table-row>
        <table:table-row table:style-name="ro8">
          <table:table-cell office:value-type="string" table:style-name="ce4">
            <text:p>Régulateur de tension</text:p>
          </table:table-cell>
          <table:table-cell office:value-type="string" table:style-name="ce3">
            <text:p>Low-dropout linear regulator 5V <text:s/>-LM1117IMPX-5.0, package linear SOT223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21]*1.2*[Carte_avant.$I21]" table:style-name="ce20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rloge à quartz</text:p>
          </table:table-cell>
          <table:table-cell office:value-type="string" table:style-name="ce3">
            <text:p><text:s/>packageHC-49-SLF, Crystal 16MHz, 30ppm, 2-Pin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22]*1.2*[Carte_avant.$I22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Pin Header<text:s/></text:p>
          </table:table-cell>
          <table:table-cell office:value-type="string" table:style-name="ce3">
            <text:p>PH 1x1, package 1X01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vant.$F23]*1.2*[Carte_avant.$I23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Pin Header<text:s/></text:p>
          </table:table-cell>
          <table:table-cell office:value-type="string" table:style-name="ce3">
            <text:p>PH 1x2, package 1X02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24]*1.2*[Carte_avant.$I24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Pin Header<text:s/></text:p>
          </table:table-cell>
          <table:table-cell office:value-type="string" table:style-name="ce3">
            <text:p>PH 1x8, package 1x08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25]*1.2*[Carte_avant.$I25]" table:style-name="ce20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Bouton</text:p>
          </table:table-cell>
          <table:table-cell office:value-type="string" table:style-name="ce3">
            <text:p>Switch-pushbutton, package TACT_PANA-EVQ</text:p>
          </table:table-cell>
          <table:table-cell table:style-name="ce3"/>
          <table:table-cell table:number-columns-repeated="2" table:style-name="ce27"/>
          <table:table-cell table:style-name="ce31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vant.$F26]*1.2*[Carte_avant.$I26]" table:style-name="ce20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Controleur CAN</text:p>
          </table:table-cell>
          <table:table-cell office:value-type="string" table:style-name="ce22">
            <text:p>MCP2515-I_SO, package SOIC127P1030X265-18N</text:p>
          </table:table-cell>
          <table:table-cell table:style-name="ce22"/>
          <table:table-cell table:number-columns-repeated="2" table:style-name="ce28"/>
          <table:table-cell table:style-name="ce33"/>
          <table:table-cell office:value-type="float" office:value="3" table:formula="of:=1*[.N1]" table:style-name="ce22">
            <text:p>3</text:p>
          </table:table-cell>
          <table:table-cell table:number-columns-repeated="3" table:style-name="ce22"/>
          <table:table-cell office:value-type="currency" office:value="0" table:formula="of:=[Carte_avant.$F27]*1.2*[Carte_avant.$I27]" table:style-name="ce24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Controleur CAN</text:p>
          </table:table-cell>
          <table:table-cell office:value-type="string" table:style-name="ce10">
            <text:p>MCP2562-E_SN, package SOIC127P600X175-8N</text:p>
          </table:table-cell>
          <table:table-cell table:style-name="ce10"/>
          <table:table-cell table:number-columns-repeated="2" table:style-name="ce30"/>
          <table:table-cell table:style-name="ce42"/>
          <table:table-cell office:value-type="float" office:value="3" table:formula="of:=1*[.N1]" table:style-name="ce10">
            <text:p>3</text:p>
          </table:table-cell>
          <table:table-cell table:number-columns-repeated="3" table:style-name="ce10"/>
          <table:table-cell office:value-type="currency" office:value="0" table:formula="of:=[Carte_avant.$F28]*1.2*[Carte_avant.$I28]" table:style-name="ce21">
            <text:p><text:s/>- <text:s text:c="2"/>€<text:s/>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Teensy</text:p>
          </table:table-cell>
          <table:table-cell office:value-type="string" table:style-name="ce3">
            <text:p>Carte Teensy 3.2</text:p>
          </table:table-cell>
          <table:table-cell table:style-name="ce3"/>
          <table:table-cell table:style-name="ce46"/>
          <table:table-cell table:style-name="ce47"/>
          <table:table-cell table:style-name="ce48"/>
          <table:table-cell office:value-type="float" office:value="3" table:formula="of:=1*[.N1]" table:style-name="ce4">
            <text:p>3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currency" office:value="0" table:formula="of:=[Carte_avant.$F29]*1.2*[Carte_avant.$I29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9"/>
          <table:table-cell table:number-columns-repeated="2" table:style-name="ce10"/>
          <table:table-cell table:style-name="ce49"/>
          <table:table-cell table:style-name="ce50"/>
          <table:table-cell table:style-name="ce51"/>
          <table:table-cell table:style-name="ce9"/>
          <table:table-cell table:number-columns-repeated="3" table:style-name="ce10"/>
          <table:table-cell office:value-type="currency" office:value="0" table:formula="of:=[Carte_avant.$F30]*1.2*[Carte_avant.$I30]" table:style-name="ce21">
            <text:p><text:s/>- <text:s text:c="2"/>€<text:s/></text:p>
          </table:table-cell>
          <table:table-cell table:number-columns-repeated="16373"/>
        </table:table-row>
        <table:table-row table:number-rows-repeated="1048546" table:style-name="ro2">
          <table:table-cell table:number-columns-repeated="16384"/>
        </table:table-row>
      </table:table>
      <table:table table:name="Carte_arrière" table:style-name="ta1">
        <table:table-column table:style-name="co4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8"/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4" table:default-cell-style-name="ce18"/>
        <table:table-column table:style-name="co11" table:default-cell-style-name="ce1"/>
        <table:table-column table:style-name="co12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6">
            <text:p>Composant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Fournisseur</text:p>
          </table:table-cell>
          <table:table-cell office:value-type="string" table:style-name="ce7">
            <text:p>Référence</text:p>
          </table:table-cell>
          <table:table-cell office:value-type="string" table:style-name="ce7">
            <text:p>Lien<text:s/></text:p>
          </table:table-cell>
          <table:table-cell office:value-type="string" table:style-name="ce15">
            <text:p>Prix HT</text:p>
          </table:table-cell>
          <table:table-cell office:value-type="string" table:style-name="ce12">
            <text:p>Quantité requise</text:p>
          </table:table-cell>
          <table:table-cell office:value-type="string" table:style-name="ce12">
            <text:p>Quantité déjà à Bron</text:p>
          </table:table-cell>
          <table:table-cell office:value-type="string" table:style-name="ce7">
            <text:p>Quantité achetée</text:p>
          </table:table-cell>
          <table:table-cell office:value-type="string" table:style-name="ce7">
            <text:p>Réduction</text:p>
          </table:table-cell>
          <table:table-cell office:value-type="string" table:style-name="ce19">
            <text:p>Prix TTC</text:p>
          </table:table-cell>
          <table:table-cell table:style-name="ce1"/>
          <table:table-cell office:value-type="string" table:style-name="ce1">
            <text:p>Nombre de Carte: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Boite</text:p>
          </table:table-cell>
          <table:table-cell office:value-type="string" table:style-name="ce3">
            <text:p>Boite de carte arrière: 80x80x43mm</text:p>
          </table:table-cell>
          <table:table-cell office:value-type="string" table:style-name="ce27">
            <text:p>RS-Component</text:p>
          </table:table-cell>
          <table:table-cell office:value-type="string" table:style-name="ce27">
            <text:p>919-0395</text:p>
          </table:table-cell>
          <table:table-cell office:value-type="string" table:style-name="ce13">
            <text:p><text:a xlink:href="https://fr.rs-online.com/web/p/boitiers-pour-usage-general/9190395/">https://fr.rs-online.com/web/p/boitiers-pour-usage-general/9190395/</text:a></text:p>
          </table:table-cell>
          <table:table-cell office:value-type="currency" office:value="4.45" table:style-name="ce55">
            <text:p><text:s/>4,45 €<text:s/></text:p>
          </table:table-cell>
          <table:table-cell office:value-type="float" office:value="3" table:formula="of:=1*[.N1]" table:style-name="ce3">
            <text:p>3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office:value-type="currency" office:value="0" table:formula="of:=[Carte_arrière.$F2]*1.2*[Carte_arrière.$I2]" table:style-name="ce56">
            <text:p><text:s/>- <text:s text:c="2"/>€<text:s/></text:p>
          </table:table-cell>
          <table:table-cell table:number-columns-repeated="16373" table:style-name="ce1"/>
        </table:table-row>
        <table:table-row table:style-name="ro9">
          <table:table-cell office:value-type="string" table:style-name="ce4">
            <text:p>Boite</text:p>
          </table:table-cell>
          <table:table-cell office:value-type="string" table:style-name="ce3">
            <text:p>Boite de carte arrière: 90x90x90mm</text:p>
          </table:table-cell>
          <table:table-cell office:value-type="string" table:style-name="ce14">
            <text:p>Farnell</text:p>
          </table:table-cell>
          <table:table-cell office:value-type="float" office:value="2469989" table:style-name="ce3">
            <text:p>2469989</text:p>
          </table:table-cell>
          <table:table-cell office:value-type="string" table:style-name="ce13">
            <text:p><text:a xlink:href="https://fr.farnell.com/hammond/1554ee2gysl/coffret-pcb-pc-gris/dp/2469989">https://fr.farnell.com/hammond/1554ee2gysl/coffret-pcb-pc-gris/dp/2469989</text:a></text:p>
          </table:table-cell>
          <table:table-cell office:value-type="currency" office:value="11.04" table:style-name="ce16">
            <text:p><text:s/>11,04 €<text:s/></text:p>
          </table:table-cell>
          <table:table-cell office:value-type="float" office:value="3" table:formula="of:=1*[.N1]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currency" office:value="0" table:formula="of:=[Carte_arrière.$F3]*1.2*[Carte_arrière.$I3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25">
            <text:p>Résistance</text:p>
          </table:table-cell>
          <table:table-cell office:value-type="string" table:style-name="ce22">
            <text:p>120Ω, cms, package R0805</text:p>
          </table:table-cell>
          <table:table-cell table:number-columns-repeated="3" table:style-name="ce22"/>
          <table:table-cell table:style-name="ce23"/>
          <table:table-cell office:value-type="float" office:value="3" table:formula="of:=1*[.N1]" table:style-name="ce22">
            <text:p>3</text:p>
          </table:table-cell>
          <table:table-cell table:number-columns-repeated="3" table:style-name="ce22"/>
          <table:table-cell office:value-type="currency" office:value="0" table:formula="of:=[Carte_arrière.$F4]*1.2*[Carte_arrière.$I4]" table:style-name="ce24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330Ω, cms, package R0805</text:p>
          </table:table-cell>
          <table:table-cell table:number-columns-repeated="3" table:style-name="ce3"/>
          <table:table-cell table:style-name="ce16"/>
          <table:table-cell office:value-type="float" office:value="12" table:formula="of:=4*[.N1]" table:style-name="ce3">
            <text:p>12</text:p>
          </table:table-cell>
          <table:table-cell table:number-columns-repeated="3" table:style-name="ce3"/>
          <table:table-cell office:value-type="currency" office:value="0" table:formula="of:=[Carte_arrière.$F5]*1.2*[Carte_arrière.$I5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1kΩ, cms, package R0805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6]*1.2*[Carte_arrière.$I6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4.7kΩ, cms, package R0805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7]*1.2*[Carte_arrière.$I7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6.8kΩ, cms, package R0805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8]*1.2*[Carte_arrière.$I8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10k<text:span text:style-name="T1">Ω, cms, package R0805</text:span></text:p>
          </table:table-cell>
          <table:table-cell table:number-columns-repeated="3" table:style-name="ce3"/>
          <table:table-cell table:style-name="ce16"/>
          <table:table-cell office:value-type="float" office:value="48" table:formula="of:=16*[.N1]" table:style-name="ce3">
            <text:p>48</text:p>
          </table:table-cell>
          <table:table-cell table:number-columns-repeated="3" table:style-name="ce3"/>
          <table:table-cell office:value-type="currency" office:value="0" table:formula="of:=[Carte_arrière.$F9]*1.2*[Carte_arrière.$I9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18kΩ, cms, package R0805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10]*1.2*[Carte_arrière.$I10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Résistance</text:p>
          </table:table-cell>
          <table:table-cell office:value-type="string" table:style-name="ce3">
            <text:p>100k<text:span text:style-name="T1">Ω, cms, package R0805</text:span>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11]*1.2*[Carte_arrière.$I11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25">
            <text:p>Condensateur</text:p>
          </table:table-cell>
          <table:table-cell office:value-type="string" table:style-name="ce22">
            <text:p>27pF, cms, package C0805</text:p>
          </table:table-cell>
          <table:table-cell table:number-columns-repeated="3" table:style-name="ce22"/>
          <table:table-cell table:style-name="ce23"/>
          <table:table-cell office:value-type="float" office:value="12" table:formula="of:=4*[.N1]" table:style-name="ce22">
            <text:p>12</text:p>
          </table:table-cell>
          <table:table-cell table:number-columns-repeated="3" table:style-name="ce22"/>
          <table:table-cell office:value-type="currency" office:value="0" table:formula="of:=[Carte_arrière.$F12]*1.2*[Carte_arrière.$I12]" table:style-name="ce24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00nF, cms, package C0603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13]*1.2*[Carte_arrière.$I13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0.1µF, cms, package C0805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14]*1.2*[Carte_arrière.$I14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0.33µF, cms, package C0805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15]*1.2*[Carte_arrière.$I15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µF, cms, package C0805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16]*1.2*[Carte_arrière.$I16]" table:style-name="ce20">
            <text:p><text:s/>- <text:s text:c="2"/>€<text:s/>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0µF, cms, package C0805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17]*1.2*[Carte_arrière.$I17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Condensateur</text:p>
          </table:table-cell>
          <table:table-cell office:value-type="string" table:style-name="ce3">
            <text:p>1000µF, chimique, package E25-10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18]*1.2*[Carte_arrière.$I18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Pin Connecteur blanc</text:p>
          </table:table-cell>
          <table:table-cell office:value-type="string" table:style-name="ce22">
            <text:p>2 entrées, package 6410-02<text:s/></text:p>
          </table:table-cell>
          <table:table-cell office:value-type="string" table:style-name="ce22">
            <text:p>Molex</text:p>
          </table:table-cell>
          <table:table-cell table:number-columns-repeated="2" table:style-name="ce22"/>
          <table:table-cell table:style-name="ce23"/>
          <table:table-cell office:value-type="float" office:value="6" table:formula="of:=2*[.N1]" table:style-name="ce22">
            <text:p>6</text:p>
          </table:table-cell>
          <table:table-cell table:number-columns-repeated="3" table:style-name="ce22"/>
          <table:table-cell office:value-type="currency" office:value="0" table:formula="of:=[Carte_arrière.$F19]*1.2*[Carte_arrière.$I19]" table:style-name="ce24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26">
            <text:p>Pin Connecteur blanc</text:p>
          </table:table-cell>
          <table:table-cell office:value-type="string" table:style-name="ce3">
            <text:p>3 entrées, package 6410-03</text:p>
          </table:table-cell>
          <table:table-cell office:value-type="string" table:style-name="ce3">
            <text:p>Molex</text:p>
          </table:table-cell>
          <table:table-cell table:number-columns-repeated="2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20]*1.2*[Carte_arrière.$I20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26">
            <text:p>Pin Connecteur blanc</text:p>
          </table:table-cell>
          <table:table-cell office:value-type="string" table:style-name="ce3">
            <text:p>6 entrées, package 6410-06</text:p>
          </table:table-cell>
          <table:table-cell office:value-type="string" table:style-name="ce3">
            <text:p>Molex</text:p>
          </table:table-cell>
          <table:table-cell table:number-columns-repeated="2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21]*1.2*[Carte_arrière.$I21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26">
            <text:p>Pin Connecteur blanc</text:p>
          </table:table-cell>
          <table:table-cell office:value-type="string" table:style-name="ce3">
            <text:p>7 entrées, package 6410-07</text:p>
          </table:table-cell>
          <table:table-cell office:value-type="string" table:style-name="ce3">
            <text:p>Molex</text:p>
          </table:table-cell>
          <table:table-cell table:number-columns-repeated="2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22]*1.2*[Carte_arrière.$I22]" table:style-name="ce20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USB Connecteur boîte</text:p>
          </table:table-cell>
          <table:table-cell table:style-name="ce3"/>
          <table:table-cell office:value-type="string" table:style-name="ce3">
            <text:p>Farnell</text:p>
          </table:table-cell>
          <table:table-cell table:style-name="ce46"/>
          <table:table-cell office:value-type="string" table:style-name="ce57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48"/>
          <table:table-cell office:value-type="float" office:value="1" table:style-name="ce4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currency" office:value="0" table:formula="of:=[Carte_avant.$F23]*1.2*[Carte_avant.$I23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Transistor MOSFET</text:p>
          </table:table-cell>
          <table:table-cell office:value-type="string" table:style-name="ce28">
            <text:p>BSS138, N-channel MOSFET</text:p>
          </table:table-cell>
          <table:table-cell table:number-columns-repeated="3" table:style-name="ce28"/>
          <table:table-cell table:style-name="ce33"/>
          <table:table-cell office:value-type="float" office:value="27" table:formula="of:=9*[.N1]" table:style-name="ce28">
            <text:p>27</text:p>
          </table:table-cell>
          <table:table-cell table:number-columns-repeated="3" table:style-name="ce28"/>
          <table:table-cell office:value-type="currency" office:value="0" table:formula="of:=[Carte_arrière.$F24]*1.2*[Carte_arrière.$I24]" table:style-name="ce34">
            <text:p><text:s/>- <text:s text:c="2"/>€<text:s/></text:p>
          </table:table-cell>
          <table:table-cell table:number-columns-repeated="16373" table:style-name="ce35"/>
        </table:table-row>
        <table:table-row table:style-name="ro3">
          <table:table-cell office:value-type="string" table:style-name="ce4">
            <text:p>Cristal horloge</text:p>
          </table:table-cell>
          <table:table-cell office:value-type="string" table:style-name="ce3">
            <text:p>Package HC-49-SLF Crystal 16MHz, 30ppm, 2-Pin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25]*1.2*[Carte_arrière.$I25]" table:style-name="ce20">
            <text:p><text:s/>- <text:s text:c="2"/>€<text:s/></text:p>
          </table:table-cell>
          <table:table-cell table:number-columns-repeated="16373"/>
        </table:table-row>
        <table:table-row table:style-name="ro8">
          <table:table-cell office:value-type="string" table:style-name="ce4">
            <text:p>Regulateur de tension</text:p>
          </table:table-cell>
          <table:table-cell office:value-type="string" table:style-name="ce3">
            <text:p>Low-dropout linear regulator 5V <text:s/>-LM1117IMPX-5.0, Package LINEAR_SOT223</text:p>
          </table:table-cell>
          <table:table-cell table:style-name="ce36"/>
          <table:table-cell table:number-columns-repeated="2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26]*1.2*[Carte_arrière.$I26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Jumper<text:s/></text:p>
          </table:table-cell>
          <table:table-cell office:value-type="string" table:style-name="ce3">
            <text:p>package JP2</text:p>
          </table:table-cell>
          <table:table-cell table:number-columns-repeated="3" table:style-name="ce3"/>
          <table:table-cell table:style-name="ce16"/>
          <table:table-cell office:value-type="float" office:value="6" table:formula="of:=2*[.N1]" table:style-name="ce3">
            <text:p>6</text:p>
          </table:table-cell>
          <table:table-cell table:number-columns-repeated="3" table:style-name="ce3"/>
          <table:table-cell office:value-type="currency" office:value="0" table:formula="of:=[Carte_arrière.$F27]*1.2*[Carte_arrière.$I27]" table:style-name="ce20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Pin Header<text:s/></text:p>
          </table:table-cell>
          <table:table-cell office:value-type="string" table:style-name="ce10">
            <text:p>PH 1x1, package 1x01<text:s/></text:p>
          </table:table-cell>
          <table:table-cell table:number-columns-repeated="3" table:style-name="ce10"/>
          <table:table-cell table:style-name="ce17"/>
          <table:table-cell office:value-type="float" office:value="9" table:formula="of:=3*[.N1]" table:style-name="ce10">
            <text:p>9</text:p>
          </table:table-cell>
          <table:table-cell table:number-columns-repeated="3" table:style-name="ce10"/>
          <table:table-cell office:value-type="currency" office:value="0" table:formula="of:=[Carte_arrière.$F28]*1.2*[Carte_arrière.$I28]" table:style-name="ce21">
            <text:p><text:s/>- <text:s text:c="2"/>€<text:s/>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Pin Header<text:s/></text:p>
          </table:table-cell>
          <table:table-cell office:value-type="string" table:style-name="ce10">
            <text:p>PH 1x2, package 1x02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29]*1.2*[Carte_arrière.$I29]" table:style-name="ce20">
            <text:p><text:s/>- <text:s text:c="2"/>€<text:s/>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Bouton</text:p>
          </table:table-cell>
          <table:table-cell office:value-type="string" table:style-name="ce3">
            <text:p>switch button package tact_pana-evq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30]*1.2*[Carte_arrière.$I30]" table:style-name="ce20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37">
            <text:p>Contrôleur CAN</text:p>
          </table:table-cell>
          <table:table-cell office:value-type="string" table:style-name="ce38">
            <text:p>MCP2515-I_SO, package SOIC127P1030X265-18N</text:p>
          </table:table-cell>
          <table:table-cell table:number-columns-repeated="3" table:style-name="ce38"/>
          <table:table-cell table:style-name="ce39"/>
          <table:table-cell office:value-type="float" office:value="3" table:formula="of:=1*[.N1]" table:style-name="ce38">
            <text:p>3</text:p>
          </table:table-cell>
          <table:table-cell table:number-columns-repeated="3" table:style-name="ce38"/>
          <table:table-cell office:value-type="currency" office:value="0" table:formula="of:=[Carte_arrière.$F31]*1.2*[Carte_arrière.$I31]" table:style-name="ce40">
            <text:p><text:s/>- <text:s text:c="2"/>€<text:s/>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Contrôleur CAN</text:p>
          </table:table-cell>
          <table:table-cell office:value-type="string" table:style-name="ce3">
            <text:p>MCP2562-E_SN, package SOIC127P600X175-8N</text:p>
          </table:table-cell>
          <table:table-cell table:number-columns-repeated="3" table:style-name="ce3"/>
          <table:table-cell table:style-name="ce16"/>
          <table:table-cell office:value-type="float" office:value="3" table:formula="of:=1*[.N1]" table:style-name="ce3">
            <text:p>3</text:p>
          </table:table-cell>
          <table:table-cell table:number-columns-repeated="3" table:style-name="ce3"/>
          <table:table-cell office:value-type="currency" office:value="0" table:formula="of:=[Carte_arrière.$F32]*1.2*[Carte_arrière.$I3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office:value-type="string" table:style-name="ce37">
            <text:p>Carte teensy</text:p>
          </table:table-cell>
          <table:table-cell office:value-type="string" table:style-name="ce38">
            <text:p>Teensy 3.2</text:p>
          </table:table-cell>
          <table:table-cell table:number-columns-repeated="3" table:style-name="ce38"/>
          <table:table-cell table:style-name="ce39"/>
          <table:table-cell office:value-type="float" office:value="3" table:formula="of:=1*[.N1]" table:style-name="ce38">
            <text:p>3</text:p>
          </table:table-cell>
          <table:table-cell office:value-type="float" office:value="5" table:style-name="ce38">
            <text:p>5</text:p>
          </table:table-cell>
          <table:table-cell table:number-columns-repeated="2" table:style-name="ce38"/>
          <table:table-cell office:value-type="currency" office:value="0" table:formula="of:=[Carte_arrière.$F33]*1.2*[Carte_arrière.$I33]" table:style-name="ce4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9"/>
          <table:table-cell table:number-columns-repeated="4" table:style-name="ce10"/>
          <table:table-cell table:style-name="ce17"/>
          <table:table-cell table:number-columns-repeated="4" table:style-name="ce10"/>
          <table:table-cell office:value-type="currency" office:value="0" table:formula="of:=[Carte_arrière.$F34]*1.2*[Carte_arrière.$I34]" table:style-name="ce21">
            <text:p><text:s/>- <text:s text:c="2"/>€<text:s/></text:p>
          </table:table-cell>
          <table:table-cell table:number-columns-repeated="16373"/>
        </table:table-row>
        <table:table-row table:number-rows-repeated="1048542" table:style-name="ro2">
          <table:table-cell table:number-columns-repeated="16384"/>
        </table:table-row>
      </table:table>
      <table:table table:name="Faisceau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6">
            <text:p>Composant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Fournisseur</text:p>
          </table:table-cell>
          <table:table-cell office:value-type="string" table:style-name="ce7">
            <text:p>Référence</text:p>
          </table:table-cell>
          <table:table-cell office:value-type="string" table:style-name="ce7">
            <text:p>Lien<text:s/></text:p>
          </table:table-cell>
          <table:table-cell office:value-type="string" table:style-name="ce15">
            <text:p>Prix HT</text:p>
          </table:table-cell>
          <table:table-cell office:value-type="string" table:style-name="ce12">
            <text:p>Quantité requise</text:p>
          </table:table-cell>
          <table:table-cell office:value-type="string" table:style-name="ce12">
            <text:p>Quantité déjà à Bron</text:p>
          </table:table-cell>
          <table:table-cell office:value-type="string" table:style-name="ce7">
            <text:p>Quantité achetée</text:p>
          </table:table-cell>
          <table:table-cell office:value-type="string" table:style-name="ce7">
            <text:p>Réduction</text:p>
          </table:table-cell>
          <table:table-cell office:value-type="string" table:style-name="ce19">
            <text:p>Prix TTC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3"/>
          <table:table-cell table:style-name="ce14"/>
          <table:table-cell table:style-name="ce3"/>
          <table:table-cell table:style-name="ce13"/>
          <table:table-cell table:style-name="ce16"/>
          <table:table-cell table:number-columns-repeated="4" table:style-name="ce3"/>
          <table:table-cell office:value-type="currency" office:value="0" table:formula="of:=[Faisceau.$F2]*1.2*[Faisceau.$I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3]*1.2*[Faisceau.$I3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4]*1.2*[Faisceau.$I4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5]*1.2*[Faisceau.$I5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6]*1.2*[Faisceau.$I6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7]*1.2*[Faisceau.$I7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8]*1.2*[Faisceau.$I8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9]*1.2*[Faisceau.$I9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0]*1.2*[Faisceau.$I10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1]*1.2*[Faisceau.$I11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2]*1.2*[Faisceau.$I1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3]*1.2*[Faisceau.$I13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4]*1.2*[Faisceau.$I14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5]*1.2*[Faisceau.$I15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6]*1.2*[Faisceau.$I16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7]*1.2*[Faisceau.$I17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8]*1.2*[Faisceau.$I18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19]*1.2*[Faisceau.$I19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20]*1.2*[Faisceau.$I20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21]*1.2*[Faisceau.$I21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22]*1.2*[Faisceau.$I2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23]*1.2*[Faisceau.$I23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24]*1.2*[Faisceau.$I24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Faisceau.$F25]*1.2*[Faisceau.$I25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10"/>
          <table:table-cell table:style-name="ce17"/>
          <table:table-cell table:number-columns-repeated="4" table:style-name="ce10"/>
          <table:table-cell office:value-type="currency" office:value="0" table:formula="of:=[Faisceau.$F26]*1.2*[Faisceau.$I26]" table:style-name="ce21">
            <text:p><text:s/>- <text:s text:c="2"/>€<text:s/></text:p>
          </table:table-cell>
          <table:table-cell table:number-columns-repeated="16373"/>
        </table:table-row>
        <table:table-row table:number-rows-repeated="1048550" table:style-name="ro2">
          <table:table-cell table:number-columns-repeated="16384"/>
        </table:table-row>
      </table:table>
      <table:table table:name="Tableau_de_Bord" table:style-name="ta2">
        <table:table-column table:style-name="co2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6">
            <text:p>Composant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Fournisseur</text:p>
          </table:table-cell>
          <table:table-cell office:value-type="string" table:style-name="ce7">
            <text:p>Référence</text:p>
          </table:table-cell>
          <table:table-cell office:value-type="string" table:style-name="ce7">
            <text:p>Lien<text:s/></text:p>
          </table:table-cell>
          <table:table-cell office:value-type="string" table:style-name="ce15">
            <text:p>Prix HT</text:p>
          </table:table-cell>
          <table:table-cell office:value-type="string" table:style-name="ce12">
            <text:p>Quantité requise</text:p>
          </table:table-cell>
          <table:table-cell office:value-type="string" table:style-name="ce12">
            <text:p>Quantité déjà à Bron</text:p>
          </table:table-cell>
          <table:table-cell office:value-type="string" table:style-name="ce7">
            <text:p>Quantité achetée</text:p>
          </table:table-cell>
          <table:table-cell office:value-type="string" table:style-name="ce7">
            <text:p>Réduction</text:p>
          </table:table-cell>
          <table:table-cell office:value-type="string" table:style-name="ce19">
            <text:p>Prix TTC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 Rouge<text:s/></text:p>
          </table:table-cell>
          <table:table-cell table:style-name="ce3"/>
          <table:table-cell table:style-name="ce14"/>
          <table:table-cell table:style-name="ce3"/>
          <table:table-cell table:style-name="ce13"/>
          <table:table-cell table:style-name="ce16"/>
          <table:table-cell table:number-columns-repeated="4" table:style-name="ce3"/>
          <table:table-cell office:value-type="currency" office:value="0" table:formula="of:=[Tableau_de_Bord.$F2]*1.2*[Tableau_de_Bord.$I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 Bleu</text:p>
          </table:table-cell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3]*1.2*[Tableau_de_Bord.$I3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4]*1.2*[Tableau_de_Bord.$I4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5]*1.2*[Tableau_de_Bord.$I5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6]*1.2*[Tableau_de_Bord.$I6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7]*1.2*[Tableau_de_Bord.$I7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8]*1.2*[Tableau_de_Bord.$I8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9]*1.2*[Tableau_de_Bord.$I9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0]*1.2*[Tableau_de_Bord.$I10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1]*1.2*[Tableau_de_Bord.$I11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2]*1.2*[Tableau_de_Bord.$I1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3]*1.2*[Tableau_de_Bord.$I13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4]*1.2*[Tableau_de_Bord.$I14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5]*1.2*[Tableau_de_Bord.$I15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6]*1.2*[Tableau_de_Bord.$I16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7]*1.2*[Tableau_de_Bord.$I17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8]*1.2*[Tableau_de_Bord.$I18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19]*1.2*[Tableau_de_Bord.$I19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20]*1.2*[Tableau_de_Bord.$I20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21]*1.2*[Tableau_de_Bord.$I21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22]*1.2*[Tableau_de_Bord.$I22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23]*1.2*[Tableau_de_Bord.$I23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24]*1.2*[Tableau_de_Bord.$I24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3"/>
          <table:table-cell table:style-name="ce16"/>
          <table:table-cell table:number-columns-repeated="4" table:style-name="ce3"/>
          <table:table-cell office:value-type="currency" office:value="0" table:formula="of:=[Tableau_de_Bord.$F25]*1.2*[Tableau_de_Bord.$I25]" table:style-name="ce20">
            <text:p><text:s/>- <text:s text:c="2"/>€<text:s/></text:p>
          </table:table-cell>
          <table:table-cell table:number-columns-repeated="16373"/>
        </table:table-row>
        <table:table-row table:style-name="ro2">
          <table:table-cell table:style-name="ce4"/>
          <table:table-cell table:number-columns-repeated="4" table:style-name="ce10"/>
          <table:table-cell table:style-name="ce17"/>
          <table:table-cell table:number-columns-repeated="4" table:style-name="ce10"/>
          <table:table-cell office:value-type="currency" office:value="0" table:formula="of:=[Tableau_de_Bord.$F26]*1.2*[Tableau_de_Bord.$I26]" table:style-name="ce21">
            <text:p><text:s/>- <text:s text:c="2"/>€<text:s/></text:p>
          </table:table-cell>
          <table:table-cell table:number-columns-repeated="16373"/>
        </table:table-row>
        <table:table-row table:number-rows-repeated="1048550" table:style-name="ro2">
          <table:table-cell table:number-columns-repeated="16384"/>
        </table:table-row>
      </table:table>
      <table:table table:name="Quant__Composant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87"/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34" table:default-cell-style-name="ce1"/>
        <table:table-column table:style-name="co5" table:number-columns-repeated="16372" table:default-cell-style-name="ce1"/>
        <table:table-row table:style-name="ro10">
          <table:table-cell office:value-type="string" table:style-name="ce65">
            <text:p>Composant</text:p>
          </table:table-cell>
          <table:table-cell office:value-type="string" table:style-name="ce65">
            <text:p>Timer</text:p>
          </table:table-cell>
          <table:table-cell office:value-type="string" table:style-name="ce65">
            <text:p>Carte Av</text:p>
          </table:table-cell>
          <table:table-cell office:value-type="string" table:style-name="ce65">
            <text:p>Carte Arr</text:p>
          </table:table-cell>
          <table:table-cell office:value-type="string" table:style-name="ce65">
            <text:p>Tdb</text:p>
          </table:table-cell>
          <table:table-cell office:value-type="string" table:style-name="ce65">
            <text:p>Faisceau<text:s/></text:p>
          </table:table-cell>
          <table:table-cell office:value-type="string" table:style-name="ce82">
            <text:p>Fournisseur</text:p>
          </table:table-cell>
          <table:table-cell office:value-type="string" table:style-name="ce85">
            <text:p>Lien</text:p>
          </table:table-cell>
          <table:table-cell office:value-type="string" table:style-name="ce65">
            <text:p>Quant possédé</text:p>
          </table:table-cell>
          <table:table-cell office:value-type="string" table:style-name="ce58">
            <text:p>Quant. Totale requise</text:p>
          </table:table-cell>
          <table:table-cell table:number-columns-repeated="16374" table:style-name="ce1"/>
        </table:table-row>
        <table:table-row table:style-name="ro11">
          <table:table-cell office:value-type="string" table:style-name="ce66">
            <text:p>120Ω, cms, package R0805</text:p>
          </table:table-cell>
          <table:table-cell office:value-type="float" office:value="9" table:style-name="ce72">
            <text:p>9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2" table:style-name="ce72"/>
          <table:table-cell office:value-type="string" table:style-name="ce72">
            <text:p>Farnell</text:p>
          </table:table-cell>
          <table:table-cell office:value-type="string" table:style-name="ce84">
            <text:p>https://fr.farnell.com/multicomp/mc01w08055120r/res-couche-epaisse-120r-5-0-1w/dp/9333819</text:p>
          </table:table-cell>
          <table:table-cell office:value-type="float" office:value="0" table:style-name="ce72">
            <text:p>0</text:p>
          </table:table-cell>
          <table:table-cell office:value-type="float" office:value="15" table:formula="of:=SUM([.B2:.H2])-[.I2]" table:style-name="ce76">
            <text:p>15</text:p>
          </table:table-cell>
          <table:table-cell table:style-name="ce60"/>
          <table:table-cell table:style-name="ce63"/>
          <table:table-cell table:style-name="ce64"/>
          <table:table-cell table:number-columns-repeated="16371"/>
        </table:table-row>
        <table:table-row table:style-name="ro11">
          <table:table-cell office:value-type="string" table:style-name="ce66">
            <text:p>330Ω, cms, package R0805</text:p>
          </table:table-cell>
          <table:table-cell table:style-name="ce72"/>
          <table:table-cell office:value-type="float" office:value="6" table:style-name="ce72">
            <text:p>6</text:p>
          </table:table-cell>
          <table:table-cell office:value-type="float" office:value="12" table:style-name="ce72">
            <text:p>12</text:p>
          </table:table-cell>
          <table:table-cell table:number-columns-repeated="2" table:style-name="ce72"/>
          <table:table-cell office:value-type="string" table:style-name="ce72">
            <text:p>Farnell</text:p>
          </table:table-cell>
          <table:table-cell office:value-type="string" table:style-name="ce84">
            <text:p>https://fr.farnell.com/multicomp/mc01w08051330r/res-couche-epaisse-330r-1-0-1w/dp/9333037</text:p>
          </table:table-cell>
          <table:table-cell office:value-type="float" office:value="0" table:style-name="ce72">
            <text:p>0</text:p>
          </table:table-cell>
          <table:table-cell office:value-type="float" office:value="18" table:formula="of:=SUM([.B3:.H3])-[.I3]" table:style-name="ce76">
            <text:p>18</text:p>
          </table:table-cell>
          <table:table-cell table:style-name="ce60"/>
          <table:table-cell table:style-name="ce63"/>
          <table:table-cell table:style-name="ce64"/>
          <table:table-cell table:number-columns-repeated="16371"/>
        </table:table-row>
        <table:table-row table:style-name="ro11">
          <table:table-cell office:value-type="string" table:style-name="ce66">
            <text:p>1kΩ, cms, package R0805</text:p>
          </table:table-cell>
          <table:table-cell office:value-type="float" office:value="3" table:style-name="ce72">
            <text:p>3</text:p>
          </table:table-cell>
          <table:table-cell office:value-type="float" office:value="6" table:style-name="ce72">
            <text:p>6</text:p>
          </table:table-cell>
          <table:table-cell office:value-type="float" office:value="6" table:style-name="ce72">
            <text:p>6</text:p>
          </table:table-cell>
          <table:table-cell table:number-columns-repeated="2" table:style-name="ce72"/>
          <table:table-cell office:value-type="string" table:style-name="ce72">
            <text:p>Farnell</text:p>
          </table:table-cell>
          <table:table-cell office:value-type="string" table:style-name="ce84">
            <text:p>https://fr.farnell.com/multicomp/mc01w080551k/res-couche-epaisse-1k-5-0-1w-0805/dp/9333711</text:p>
          </table:table-cell>
          <table:table-cell office:value-type="float" office:value="0" table:style-name="ce72">
            <text:p>0</text:p>
          </table:table-cell>
          <table:table-cell office:value-type="float" office:value="15" table:formula="of:=SUM([.B4:.H4])-[.I4]" table:style-name="ce76">
            <text:p>15</text:p>
          </table:table-cell>
          <table:table-cell table:style-name="ce61"/>
          <table:table-cell table:style-name="ce63"/>
          <table:table-cell table:style-name="ce64"/>
          <table:table-cell table:number-columns-repeated="16371"/>
        </table:table-row>
        <table:table-row table:style-name="ro11">
          <table:table-cell office:value-type="string" table:style-name="ce67">
            <text:p>2.2kΩ, cms, package R0805</text:p>
          </table:table-cell>
          <table:table-cell office:value-type="float" office:value="3" table:style-name="ce72">
            <text:p>3</text:p>
          </table:table-cell>
          <table:table-cell office:value-type="float" office:value="6" table:style-name="ce72">
            <text:p>6</text:p>
          </table:table-cell>
          <table:table-cell table:number-columns-repeated="3" table:style-name="ce72"/>
          <table:table-cell office:value-type="string" table:style-name="ce72">
            <text:p>Farnell</text:p>
          </table:table-cell>
          <table:table-cell office:value-type="string" table:style-name="ce84">
            <text:p>https://fr.farnell.com/multicomp/mc01w080512k2/res-couche-epaisse-2-2k-1-0-1w/dp/9332812</text:p>
          </table:table-cell>
          <table:table-cell office:value-type="float" office:value="0" table:style-name="ce72">
            <text:p>0</text:p>
          </table:table-cell>
          <table:table-cell office:value-type="float" office:value="9" table:formula="of:=SUM([.B5:.H5])-[.I5]" table:style-name="ce76">
            <text:p>9</text:p>
          </table:table-cell>
          <table:table-cell table:style-name="ce61"/>
          <table:table-cell table:style-name="ce63"/>
          <table:table-cell table:style-name="ce61"/>
          <table:table-cell table:number-columns-repeated="16371"/>
        </table:table-row>
        <table:table-row table:style-name="ro11">
          <table:table-cell office:value-type="string" table:style-name="ce67">
            <text:p>4.7kΩ, cms, package R0805</text:p>
          </table:table-cell>
          <table:table-cell table:number-columns-repeated="2" table:style-name="ce72"/>
          <table:table-cell office:value-type="float" office:value="3" table:style-name="ce72">
            <text:p>3</text:p>
          </table:table-cell>
          <table:table-cell table:number-columns-repeated="2" table:style-name="ce72"/>
          <table:table-cell office:value-type="string" table:style-name="ce72">
            <text:p>Farnell</text:p>
          </table:table-cell>
          <table:table-cell office:value-type="string" table:style-name="ce84">
            <text:p>https://fr.farnell.com/panasonic/erj6rbd4701v/res-couche-epaisse-4-7k-0-5-0/dp/2380397RL</text:p>
          </table:table-cell>
          <table:table-cell office:value-type="float" office:value="0" table:style-name="ce72">
            <text:p>0</text:p>
          </table:table-cell>
          <table:table-cell office:value-type="float" office:value="3" table:formula="of:=SUM([.B6:.H6])-[.I6]" table:style-name="ce76">
            <text:p>3</text:p>
          </table:table-cell>
          <table:table-cell table:style-name="ce61"/>
          <table:table-cell table:style-name="ce63"/>
          <table:table-cell table:style-name="ce64"/>
          <table:table-cell table:number-columns-repeated="16371"/>
        </table:table-row>
        <table:table-row table:style-name="ro7">
          <table:table-cell office:value-type="string" table:style-name="ce67">
            <text:p>6.8kΩ, cms, package R0805</text:p>
          </table:table-cell>
          <table:table-cell table:number-columns-repeated="2" table:style-name="ce72"/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7:.H7])-[.I7]" table:style-name="ce76">
            <text:p>6</text:p>
          </table:table-cell>
          <table:table-cell table:style-name="ce60"/>
          <table:table-cell table:style-name="ce63"/>
          <table:table-cell table:style-name="ce61"/>
          <table:table-cell table:number-columns-repeated="16371"/>
        </table:table-row>
        <table:table-row table:style-name="ro7">
          <table:table-cell office:value-type="string" table:style-name="ce67">
            <text:p>10kΩ, cms, package R0805</text:p>
          </table:table-cell>
          <table:table-cell office:value-type="float" office:value="3" table:style-name="ce72">
            <text:p>3</text:p>
          </table:table-cell>
          <table:table-cell office:value-type="float" office:value="18" table:style-name="ce72">
            <text:p>18</text:p>
          </table:table-cell>
          <table:table-cell office:value-type="float" office:value="48" table:style-name="ce72">
            <text:p>48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9" table:formula="of:=SUM([.B8:.H8])-[.I8]" table:style-name="ce76">
            <text:p>69</text:p>
          </table:table-cell>
          <table:table-cell table:style-name="ce60"/>
          <table:table-cell table:style-name="ce63"/>
          <table:table-cell table:style-name="ce61"/>
          <table:table-cell table:number-columns-repeated="16371"/>
        </table:table-row>
        <table:table-row table:style-name="ro7">
          <table:table-cell office:value-type="string" table:style-name="ce68">
            <text:p>12k<text:span text:style-name="T1">Ω <text:s/>R-EU_R0805</text:span>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9:.H9])-[.I9]" table:style-name="ce76">
            <text:p>3</text:p>
          </table:table-cell>
          <table:table-cell table:style-name="ce59"/>
          <table:table-cell table:style-name="ce63"/>
          <table:table-cell table:style-name="ce60"/>
          <table:table-cell table:number-columns-repeated="16371"/>
        </table:table-row>
        <table:table-row table:style-name="ro7">
          <table:table-cell office:value-type="string" table:style-name="ce67">
            <text:p>18kΩ, cms, package R0805</text:p>
          </table:table-cell>
          <table:table-cell office:value-type="float" office:value="3" table:style-name="ce72">
            <text:p>3</text:p>
          </table:table-cell>
          <table:table-cell table:style-name="ce72"/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9" table:formula="of:=SUM([.B10:.H10])-[.I10]" table:style-name="ce76">
            <text:p>9</text:p>
          </table:table-cell>
          <table:table-cell table:style-name="ce60"/>
          <table:table-cell table:style-name="ce63"/>
          <table:table-cell table:style-name="ce60"/>
          <table:table-cell table:number-columns-repeated="16371"/>
        </table:table-row>
        <table:table-row table:style-name="ro7">
          <table:table-cell office:value-type="string" table:style-name="ce67">
            <text:p>100kΩ, cms, package R0805</text:p>
          </table:table-cell>
          <table:table-cell table:style-name="ce72"/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11:.H11])-[.I11]" table:style-name="ce76">
            <text:p>6</text:p>
          </table:table-cell>
          <table:table-cell table:style-name="ce60"/>
          <table:table-cell table:style-name="ce63"/>
          <table:table-cell table:style-name="ce61"/>
          <table:table-cell table:number-columns-repeated="16371"/>
        </table:table-row>
        <table:table-row table:style-name="ro7">
          <table:table-cell office:value-type="string" table:style-name="ce67">
            <text:p>27pF, cms, package C0805</text:p>
          </table:table-cell>
          <table:table-cell table:style-name="ce72"/>
          <table:table-cell office:value-type="float" office:value="12" table:style-name="ce72">
            <text:p>12</text:p>
          </table:table-cell>
          <table:table-cell office:value-type="float" office:value="12" table:style-name="ce72">
            <text:p>12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24" table:formula="of:=SUM([.B12:.H12])-[.I12]" table:style-name="ce76">
            <text:p>24</text:p>
          </table:table-cell>
          <table:table-cell table:style-name="ce61"/>
          <table:table-cell table:style-name="ce63"/>
          <table:table-cell table:style-name="ce61"/>
          <table:table-cell table:number-columns-repeated="16371"/>
        </table:table-row>
        <table:table-row table:style-name="ro2">
          <table:table-cell office:value-type="string" table:style-name="ce69">
            <text:p>10nF C-EUC0805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13:.H13])-[.I13]" table:style-name="ce76">
            <text:p>3</text:p>
          </table:table-cell>
          <table:table-cell table:style-name="ce60"/>
          <table:table-cell table:style-name="ce63"/>
          <table:table-cell table:number-columns-repeated="16372" table:style-name="ce1"/>
        </table:table-row>
        <table:table-row table:style-name="ro7">
          <table:table-cell office:value-type="string" table:style-name="ce67">
            <text:p>100nF, cms, package C0603</text:p>
          </table:table-cell>
          <table:table-cell table:style-name="ce72"/>
          <table:table-cell office:value-type="float" office:value="6" table:style-name="ce72">
            <text:p>6</text:p>
          </table:table-cell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12" table:formula="of:=SUM([.B14:.H14])-[.I14]" table:style-name="ce76">
            <text:p>12</text:p>
          </table:table-cell>
          <table:table-cell table:style-name="ce60"/>
          <table:table-cell table:style-name="ce63"/>
          <table:table-cell table:style-name="ce60"/>
          <table:table-cell table:number-columns-repeated="16371"/>
        </table:table-row>
        <table:table-row table:style-name="ro7">
          <table:table-cell office:value-type="string" table:style-name="ce67">
            <text:p>0,1µF, cms, package C0805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9" table:formula="of:=SUM([.B15:.H15])-[.I15]" table:style-name="ce76">
            <text:p>9</text:p>
          </table:table-cell>
          <table:table-cell table:style-name="ce60"/>
          <table:table-cell table:style-name="ce63"/>
          <table:table-cell table:number-columns-repeated="16372" table:style-name="ce1"/>
        </table:table-row>
        <table:table-row table:style-name="ro7">
          <table:table-cell office:value-type="string" table:style-name="ce67">
            <text:p>0.33µF, cms, package C0805</text:p>
          </table:table-cell>
          <table:table-cell table:number-columns-repeated="2" table:style-name="ce72"/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16:.H16])-[.I16]" table:style-name="ce76">
            <text:p>6</text:p>
          </table:table-cell>
          <table:table-cell table:style-name="ce59"/>
          <table:table-cell table:style-name="ce63"/>
          <table:table-cell table:number-columns-repeated="16372" table:style-name="ce1"/>
        </table:table-row>
        <table:table-row table:style-name="ro7">
          <table:table-cell office:value-type="string" table:style-name="ce67">
            <text:p>1µF, cms, package C0805</text:p>
          </table:table-cell>
          <table:table-cell office:value-type="float" office:value="3" table:style-name="ce72">
            <text:p>3</text:p>
          </table:table-cell>
          <table:table-cell office:value-type="float" office:value="6" table:style-name="ce72">
            <text:p>6</text:p>
          </table:table-cell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15" table:formula="of:=SUM([.B17:.H17])-[.I17]" table:style-name="ce76">
            <text:p>15</text:p>
          </table:table-cell>
          <table:table-cell table:style-name="ce62"/>
          <table:table-cell table:style-name="ce61"/>
          <table:table-cell table:number-columns-repeated="16372"/>
        </table:table-row>
        <table:table-row table:style-name="ro7">
          <table:table-cell office:value-type="string" table:style-name="ce68">
            <text:p>2.2µF C-EUC0805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18:.H18])-[.I18]" table:style-name="ce76">
            <text:p>3</text:p>
          </table:table-cell>
          <table:table-cell table:style-name="ce62"/>
          <table:table-cell table:number-columns-repeated="16373" table:style-name="ce1"/>
        </table:table-row>
        <table:table-row table:style-name="ro7">
          <table:table-cell office:value-type="string" table:style-name="ce67">
            <text:p>10µF, cms, package C0805</text:p>
          </table:table-cell>
          <table:table-cell table:style-name="ce72"/>
          <table:table-cell office:value-type="float" office:value="6" table:style-name="ce72">
            <text:p>6</text:p>
          </table:table-cell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12" table:formula="of:=SUM([.B19:.H19])-[.I19]" table:style-name="ce76">
            <text:p>12</text:p>
          </table:table-cell>
          <table:table-cell table:style-name="ce62"/>
          <table:table-cell table:number-columns-repeated="16373" table:style-name="ce1"/>
        </table:table-row>
        <table:table-row table:style-name="ro7">
          <table:table-cell office:value-type="string" table:style-name="ce68">
            <text:p>150µF C-EUC0805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20:.H20])-[.I20]" table:style-name="ce76">
            <text:p>3</text:p>
          </table:table-cell>
          <table:table-cell table:style-name="ce62"/>
          <table:table-cell table:number-columns-repeated="16373" table:style-name="ce1"/>
        </table:table-row>
        <table:table-row table:style-name="ro7">
          <table:table-cell office:value-type="string" table:style-name="ce67">
            <text:p>1000µF, cms, package E25-10</text:p>
          </table:table-cell>
          <table:table-cell table:style-name="ce72"/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21:.H21])-[.I21]" table:style-name="ce76">
            <text:p>6</text:p>
          </table:table-cell>
          <table:table-cell table:style-name="ce59"/>
          <table:table-cell table:number-columns-repeated="16373" table:style-name="ce1"/>
        </table:table-row>
        <table:table-row table:style-name="ro7">
          <table:table-cell office:value-type="string" table:style-name="ce68">
            <text:p>diode 1N4004 DO41-10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22:.H22])-[.I22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4">
          <table:table-cell office:value-type="string" table:style-name="ce67">
            <text:p>Connecteur 2 entrées, package 6410-02</text:p>
          </table:table-cell>
          <table:table-cell table:style-name="ce72"/>
          <table:table-cell office:value-type="float" office:value="9" table:style-name="ce72">
            <text:p>9</text:p>
          </table:table-cell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15" table:formula="of:=SUM([.B23:.H23])-[.I23]" table:style-name="ce76">
            <text:p>15</text:p>
          </table:table-cell>
          <table:table-cell table:style-name="ce60"/>
          <table:table-cell table:number-columns-repeated="16373" table:style-name="ce1"/>
        </table:table-row>
        <table:table-row table:style-name="ro7">
          <table:table-cell office:value-type="string" table:style-name="ce67">
            <text:p>3 entrées, package 6410-03</text:p>
          </table:table-cell>
          <table:table-cell table:number-columns-repeated="2" table:style-name="ce72"/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24:.H24])-[.I24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7">
          <table:table-cell office:value-type="string" table:style-name="ce67">
            <text:p>6 entrées, package 6410-06</text:p>
          </table:table-cell>
          <table:table-cell table:number-columns-repeated="2" table:style-name="ce72"/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25:.H25])-[.I25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7">
          <table:table-cell office:value-type="string" table:style-name="ce67">
            <text:p>7 entrées, package 6410-07</text:p>
          </table:table-cell>
          <table:table-cell table:number-columns-repeated="2" table:style-name="ce72"/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26:.H26])-[.I26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4">
          <table:table-cell office:value-type="string" table:style-name="ce67">
            <text:p>Connecteur 9 entrées, package 6410-09</text:p>
          </table:table-cell>
          <table:table-cell table:style-name="ce72"/>
          <table:table-cell office:value-type="float" office:value="3" table:style-name="ce72">
            <text:p>3</text:p>
          </table:table-cell>
          <table:table-cell table:number-columns-repeated="4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27:.H27])-[.I27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7">
          <table:table-cell office:value-type="string" table:style-name="ce67">
            <text:p>Connecteur usb boite</text:p>
          </table:table-cell>
          <table:table-cell table:style-name="ce72"/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2" table:formula="of:=SUM([.B28:.H28])-[.I28]" table:style-name="ce76">
            <text:p>2</text:p>
          </table:table-cell>
          <table:table-cell table:style-name="ce59"/>
          <table:table-cell table:number-columns-repeated="16373" table:style-name="ce1"/>
        </table:table-row>
        <table:table-row table:style-name="ro3">
          <table:table-cell office:value-type="string" table:style-name="ce67">
            <text:p>BSS138 N-channel MOSFET, package SOT23</text:p>
          </table:table-cell>
          <table:table-cell office:value-type="float" office:value="3" table:style-name="ce72">
            <text:p>3</text:p>
          </table:table-cell>
          <table:table-cell office:value-type="float" office:value="12" table:style-name="ce72">
            <text:p>12</text:p>
          </table:table-cell>
          <table:table-cell office:value-type="float" office:value="27" table:style-name="ce72">
            <text:p>27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42" table:formula="of:=SUM([.B29:.H29])-[.I29]" table:style-name="ce76">
            <text:p>42</text:p>
          </table:table-cell>
          <table:table-cell table:style-name="ce59"/>
          <table:table-cell table:number-columns-repeated="16373" table:style-name="ce1"/>
        </table:table-row>
        <table:table-row table:style-name="ro7">
          <table:table-cell office:value-type="string" table:style-name="ce70">
            <text:p>NPN 2N2369 <text:s/>TO18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30:.H30])-[.I30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2">
          <table:table-cell office:value-type="string" table:style-name="ce68">
            <text:p>NE555 <text:s/>DIL-08</text:p>
          </table:table-cell>
          <table:table-cell office:value-type="float" office:value="3" table:style-name="ce72">
            <text:p>3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31:.H31])-[.I31]" table:style-name="ce76">
            <text:p>3</text:p>
          </table:table-cell>
          <table:table-cell table:style-name="ce59"/>
          <table:table-cell table:number-columns-repeated="16373" table:style-name="ce1"/>
        </table:table-row>
        <table:table-row table:style-name="ro3">
          <table:table-cell office:value-type="string" table:style-name="ce68">
            <text:p>Inv gate TC4S584F _ 74AHC1G04DBV SOT23-5</text:p>
          </table:table-cell>
          <table:table-cell office:value-type="float" office:value="6" table:style-name="ce72">
            <text:p>6</text:p>
          </table:table-cell>
          <table:table-cell table:number-columns-repeated="5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32:.H32])-[.I32]" table:style-name="ce76">
            <text:p>6</text:p>
          </table:table-cell>
          <table:table-cell table:style-name="ce62"/>
          <table:table-cell table:number-columns-repeated="16373" table:style-name="ce1"/>
        </table:table-row>
        <table:table-row table:style-name="ro7">
          <table:table-cell office:value-type="string" table:style-name="ce67">
            <text:p>Jumper package JP2</text:p>
          </table:table-cell>
          <table:table-cell table:style-name="ce72"/>
          <table:table-cell office:value-type="float" office:value="6" table:style-name="ce72">
            <text:p>6</text:p>
          </table:table-cell>
          <table:table-cell office:value-type="float" office:value="6" table:style-name="ce72">
            <text:p>6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12" table:formula="of:=SUM([.B33:.H33])-[.I33]" table:style-name="ce76">
            <text:p>12</text:p>
          </table:table-cell>
          <table:table-cell table:number-columns-repeated="16374"/>
        </table:table-row>
        <table:table-row table:style-name="ro12">
          <table:table-cell office:value-type="string" table:style-name="ce67">
            <text:p>Low-dropout linear regulator 5V <text:s/>-LM1117IMPX-5.0, package linear SOT223</text:p>
          </table:table-cell>
          <table:table-cell table:style-name="ce72"/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34:.H34])-[.I34]" table:style-name="ce76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67">
            <text:p><text:s/>packageHC-49-SLF, Crystal 16MHz, 30ppm, 2-Pin</text:p>
          </table:table-cell>
          <table:table-cell table:style-name="ce72"/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35:.H35])-[.I35]" table:style-name="ce76">
            <text:p>6</text:p>
          </table:table-cell>
          <table:table-cell table:number-columns-repeated="16374"/>
        </table:table-row>
        <table:table-row table:style-name="ro7">
          <table:table-cell office:value-type="string" table:style-name="ce67">
            <text:p>PH 1x1, package 1X01</text:p>
          </table:table-cell>
          <table:table-cell table:style-name="ce72"/>
          <table:table-cell office:value-type="float" office:value="6" table:style-name="ce74">
            <text:p>6</text:p>
          </table:table-cell>
          <table:table-cell office:value-type="float" office:value="9" table:style-name="ce72">
            <text:p>9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15" table:formula="of:=SUM([.B36:.H36])-[.I36]" table:style-name="ce76">
            <text:p>15</text:p>
          </table:table-cell>
          <table:table-cell table:number-columns-repeated="16374"/>
        </table:table-row>
        <table:table-row table:style-name="ro7">
          <table:table-cell office:value-type="string" table:style-name="ce67">
            <text:p>PH 1x2, package 1X02</text:p>
          </table:table-cell>
          <table:table-cell table:style-name="ce72"/>
          <table:table-cell office:value-type="float" office:value="3" table:style-name="ce74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37:.H37])-[.I37]" table:style-name="ce76">
            <text:p>6</text:p>
          </table:table-cell>
          <table:table-cell table:number-columns-repeated="16374"/>
        </table:table-row>
        <table:table-row table:style-name="ro7">
          <table:table-cell office:value-type="string" table:style-name="ce67">
            <text:p>PH 1x8, package 1x08</text:p>
          </table:table-cell>
          <table:table-cell table:style-name="ce72"/>
          <table:table-cell office:value-type="float" office:value="3" table:style-name="ce74">
            <text:p>3</text:p>
          </table:table-cell>
          <table:table-cell table:number-columns-repeated="4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3" table:formula="of:=SUM([.B38:.H38])-[.I38]" table:style-name="ce76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67">
            <text:p>Switch-pushbutton, package TACT_PANA-EVQ</text:p>
          </table:table-cell>
          <table:table-cell table:style-name="ce72"/>
          <table:table-cell office:value-type="float" office:value="3" table:style-name="ce74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39:.H39])-[.I39]" table:style-name="ce76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67">
            <text:p>MCP2515-I_SO, package SOIC127P1030X265-18N</text:p>
          </table:table-cell>
          <table:table-cell table:style-name="ce72"/>
          <table:table-cell office:value-type="float" office:value="3" table:style-name="ce74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40:.H40])-[.I40]" table:style-name="ce76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67">
            <text:p>MCP2562-E_SN, package SOIC127P600X175-8N</text:p>
          </table:table-cell>
          <table:table-cell table:style-name="ce72"/>
          <table:table-cell office:value-type="float" office:value="3" table:style-name="ce74">
            <text:p>3</text:p>
          </table:table-cell>
          <table:table-cell office:value-type="float" office:value="3" table:style-name="ce72">
            <text:p>3</text:p>
          </table:table-cell>
          <table:table-cell table:number-columns-repeated="3" table:style-name="ce72"/>
          <table:table-cell table:style-name="ce84"/>
          <table:table-cell office:value-type="float" office:value="0" table:style-name="ce72">
            <text:p>0</text:p>
          </table:table-cell>
          <table:table-cell office:value-type="float" office:value="6" table:formula="of:=SUM([.B41:.H41])-[.I41]" table:style-name="ce76">
            <text:p>6</text:p>
          </table:table-cell>
          <table:table-cell table:number-columns-repeated="16374"/>
        </table:table-row>
        <table:table-row table:style-name="ro13">
          <table:table-cell office:value-type="string" table:style-name="ce71">
            <text:p>Carte Teensy 3.2</text:p>
          </table:table-cell>
          <table:table-cell table:style-name="ce73"/>
          <table:table-cell office:value-type="float" office:value="3" table:style-name="ce75">
            <text:p>3</text:p>
          </table:table-cell>
          <table:table-cell office:value-type="float" office:value="3" table:style-name="ce73">
            <text:p>3</text:p>
          </table:table-cell>
          <table:table-cell table:number-columns-repeated="3" table:style-name="ce73"/>
          <table:table-cell table:style-name="ce86"/>
          <table:table-cell office:value-type="float" office:value="5" table:style-name="ce73">
            <text:p>5</text:p>
          </table:table-cell>
          <table:table-cell office:value-type="float" office:value="1" table:formula="of:=SUM([.B42:.H42])-[.I42]" table:style-name="ce77">
            <text:p>1</text:p>
          </table:table-cell>
          <table:table-cell table:number-columns-repeated="16374"/>
        </table:table-row>
        <table:table-row table:number-rows-repeated="1048534" table:style-name="ro2">
          <table:table-cell table:number-columns-repeated="16384"/>
        </table:table-row>
      </table:table>
      <table:database-ranges>
        <table:database-range table:target-range-address="Timer.A1:Timer.K17" table:name="Tableau2" table:display-filter-buttons="true"/>
        <table:database-range table:target-range-address="Carte_avant.A1:Carte_avant.K30" table:name="Tableau24" table:display-filter-buttons="true"/>
        <table:database-range table:target-range-address="Carte_arrière.A1:Carte_arrière.K34" table:name="Tableau245" table:display-filter-buttons="true"/>
        <table:database-range table:target-range-address="Faisceau.A1:Faisceau.K26" table:name="Tableau2452" table:display-filter-buttons="true"/>
        <table:database-range table:target-range-address="Tableau_de_Bord.A1:Tableau_de_Bord.K26" table:name="Tableau245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dobe Caslon Pro Bold" svg:font-family="&quot;Adobe Caslon Pro Bold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Mon_233_taire" style:display-name="Monétaire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rentin Lepais</meta:initial-creator>
    <dc:creator>Corentin Lepais</dc:creator>
    <meta:creation-date>2019-11-26T19:29:26Z</meta:creation-date>
    <dc:date>2020-01-28T08:50:49Z</dc:date>
  </office:meta>
</office:document-meta>
</file>